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eaf2a" officeooo:paragraph-rsid="001eaf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LAN的ACCESS口和TRUNK口转发规则：</text:p>
      <text:p text:style-name="P1"/>
      <text:p text:style-name="P1">ACCESS：</text:p>
      <text:p text:style-name="P1">接收到报文(从端口进入交换机):</text:p>
      <text:p text:style-name="P1"><text:s text:c="2"/>检查是否有VLANtag，若没有则打上该端口的PVID，向其他端口转发，若有VLANtag则丢弃。</text:p>
      <text:p text:style-name="P1"/>
      <text:p text:style-name="P1">发送报文（从端口出交换机）:</text:p>
      <text:p text:style-name="P1"><text:s text:c="2"/>报文VLANtag和端口的PVID相同则去掉VLANtag后发出，不同丢弃。</text:p>
      <text:p text:style-name="P1"/>
      <text:p text:style-name="P1">TRUNK：</text:p>
      <text:p text:style-name="P1">接收到报文：</text:p>
      <text:p text:style-name="P1"><text:s text:c="2"/>检查是否有VLANtag，若没有则打上该端口的PVID，向其他端口转发，若有则查看是否允许该VLAN的报文通过，允许则向其他端口转发，不允许则丢弃。</text:p>
      <text:p text:style-name="P1"/>
      <text:p text:style-name="P1">发送报文：</text:p>
      <text:p text:style-name="P1"><text:s text:c="2"/>检查VLANtag与该端口的PVID是否相同，相同则去掉VLANtag后发送，不同直接发送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1T15:36:43.032378714</dc:date>
    <meta:editing-duration>PT8M5S</meta:editing-duration>
    <meta:editing-cycles>1</meta:editing-cycles>
    <meta:document-statistic meta:table-count="0" meta:image-count="0" meta:object-count="0" meta:page-count="1" meta:paragraph-count="11" meta:word-count="206" meta:character-count="293" meta:non-whitespace-character-count="285"/>
    <meta:generator>LibreOffice/5.0.6.2$Linux_X86_64 LibreOffice_project/00$Build-2</meta:generator>
  </office:meta>
</office:document-meta>
</file>